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1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olker Ahrendt</meta:initial-creator>
    <meta:creation-date>2008-11-17T12:43:41.36</meta:creation-date>
    <meta:editing-duration>PT00H01M37S</meta:editing-duration>
    <meta:editing-cycles>2</meta:editing-cycles>
    <dc:date>2008-11-17T12:45:14.54</dc:date>
    <dc:creator>Volker Ahrendt</dc:creator>
    <meta:document-statistic meta:object-count="23"/>
    <meta:generator>StarOffice/9$Win32 OpenOffice.org_project/300m9$Build-9358</meta:generator>
  </office:meta>
</office:document-meta>
</file>